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6000000982855BED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21cm, 0.835cm, 0.952cm, 1.61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1.397cm" svg:x="13.065cm" svg:y="16.494cm">
          <draw:image xlink:href="Pictures/1000000000000076000000982855BED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21T14:45:06.736013766</dc:date>
    <meta:generator>LibreOffice/4.2.8.2$Linux_x86 LibreOffice_project/420m0$Build-2</meta:generator>
    <meta:document-statistic meta:object-count="1"/>
  </office:meta>
</office:document-meta>
</file>